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dcc" officeooo:paragraph-rsid="00030dcc"/>
    </style:style>
    <style:style style:name="P2" style:family="paragraph" style:parent-style-name="Standard">
      <style:text-properties fo:font-weight="bold" officeooo:rsid="00030dcc" officeooo:paragraph-rsid="00030d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30dcc" officeooo:paragraph-rsid="00030dcc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030dcc" officeooo:paragraph-rsid="00030dcc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30dcc" officeooo:paragraph-rsid="00030dcc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30dcc" officeooo:paragraph-rsid="0004752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30dcc" officeooo:paragraph-rsid="00030dc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4752d" officeooo:paragraph-rsid="0004752d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30dcc" officeooo:paragraph-rsid="00030dcc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030dcc" officeooo:paragraph-rsid="0004752d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752d" officeooo:paragraph-rsid="0004752d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752d" officeooo:paragraph-rsid="0004d9d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4752d" officeooo:paragraph-rsid="0004752d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4d9d2" officeooo:paragraph-rsid="0004d9d2" style:font-weight-asian="normal" style:font-weight-complex="normal"/>
    </style:style>
    <style:style style:name="T1" style:family="text">
      <style:text-properties officeooo:rsid="0004752d"/>
    </style:style>
    <style:style style:name="T2" style:family="text">
      <style:text-properties officeooo:rsid="0004d9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I Examples</text:p>
      <text:p text:style-name="P1"/>
      <text:p text:style-name="P1"/>
      <text:p text:style-name="P2">1. Source code</text:p>
      <text:p text:style-name="P2"/>
      <text:p text:style-name="P4">Source code of the examples is located in 'scr/examples' directory.</text:p>
      <text:p text:style-name="P4"/>
      <text:p text:style-name="P2">2. Example description</text:p>
      <text:p text:style-name="P2"/>
      <text:p text:style-name="P5">I) basicRX</text:p>
      <text:p text:style-name="P5"/>
      <text:p text:style-name="P7">Demonstrates basic functionality required to receive data from one channel:</text:p>
      <text:list xml:id="list7005582411560740277" text:style-name="L1">
        <text:list-item>
          <text:p text:style-name="P9">Open device</text:p>
        </text:list-item>
        <text:list-item>
          <text:p text:style-name="P9">Set center frequency</text:p>
        </text:list-item>
        <text:list-item>
          <text:p text:style-name="P9">Set sample rate</text:p>
        </text:list-item>
        <text:list-item>
          <text:p text:style-name="P9">Configure data stream</text:p>
        </text:list-item>
        <text:list-item>
          <text:p text:style-name="P9">Receive samples</text:p>
        </text:list-item>
      </text:list>
      <text:p text:style-name="P7"/>
      <text:p text:style-name="P5">II) singleRX</text:p>
      <text:p text:style-name="P5"/>
      <text:p text:style-name="P8">More complete RX example than basicRX. Additionally shows how to: </text:p>
      <text:list xml:id="list135800968398546" text:continue-numbering="true" text:style-name="L1">
        <text:list-item>
          <text:p text:style-name="P11">Obtain allowed value range from device</text:p>
        </text:list-item>
        <text:list-item>
          <text:p text:style-name="P11">Obtain currently set device parameters </text:p>
        </text:list-item>
        <text:list-item>
          <text:p text:style-name="P11">Set gains</text:p>
        </text:list-item>
        <text:list-item>
          <text:p text:style-name="P11">Perform auto-calibration</text:p>
        </text:list-item>
        <text:list-item>
          <text:p text:style-name="P11">Set Low-Pass F<text:span text:style-name="T2">il</text:span>ter</text:p>
        </text:list-item>
        <text:list-item>
          <text:p text:style-name="P11">Manually select antenna port</text:p>
        </text:list-item>
        <text:list-item>
          <text:p text:style-name="P11">Get stream status (data rate, fifo size).</text:p>
        </text:list-item>
      </text:list>
      <text:p text:style-name="P8"/>
      <text:p text:style-name="P6">II) <text:span text:style-name="T1">dual</text:span>RX<text:span text:style-name="T1">TX</text:span></text:p>
      <text:p text:style-name="P6"/>
      <text:p text:style-name="P8">Demonstrates receiving and sending <text:s/>of data <text:span text:style-name="T2">using 2 RX and 2 TX channels:</text:span></text:p>
      <text:list xml:id="list135801143192256" text:continue-numbering="true" text:style-name="L1">
        <text:list-item>
          <text:p text:style-name="P14">Usage of multiple channels</text:p>
        </text:list-item>
        <text:list-item>
          <text:p text:style-name="P12"><text:span text:style-name="T2">RX and TX synchronizations based on hardware timestamps</text:span> </text:p>
          <text:p text:style-name="P12"/>
          <text:p text:style-name="P10"/>
          <text:p text:style-name="P10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3:00:40.049757804</meta:creation-date>
    <dc:date>2016-07-21T13:58:00.168302517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28" meta:character-count="742" meta:non-whitespace-character-count="651"/>
  </office:meta>
</office:document-meta>
</file>